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reformatted_20_Text">General</text:p>
      <text:p text:style-name="Preformatted_20_Text">All notes assume a program in the following form</text:p>
      <text:p text:style-name="Preformatted_20_Text"/>
      <text:p text:style-name="Preformatted_20_Text">#include "scribbler.h" </text:p>
      <text:p text:style-name="Preformatted_20_Text">#include "system.h"</text:p>
      <text:p text:style-name="Preformatted_20_Text"/>
      <text:p text:style-name="Preformatted_20_Text">int<text:tab/>gDebugging = 0;</text:p>
      <text:p text:style-name="Preformatted_20_Text"/>
      <text:p text:style-name="Preformatted_20_Text">//WinSerial<text:tab/>port(ADDRESS); <text:s/><text:tab/><text:tab/>/* Windows with Real Robot */</text:p>
      <text:p text:style-name="Preformatted_20_Text">//PosixSerial<text:tab/>port(ADDRESS);<text:tab/><text:tab/>/* Linux or Mac with Real Robot */</text:p>
      <text:p text:style-name="Preformatted_20_Text">ClientSerial<text:tab/>port(ADDRESS);<text:tab/><text:tab/>/* Linux, Mac, Windows with Simulated Robot */</text:p>
      <text:p text:style-name="Preformatted_20_Text"/>
      <text:p text:style-name="Preformatted_20_Text">Scribbler <text:s text:c="6"/>robot(port); </text:p>
      <text:p text:style-name="Preformatted_20_Text"/>
      <text:p text:style-name="Preformatted_20_Text">/***********************************************************************/</text:p>
      <text:p text:style-name="Preformatted_20_Text">/*<text:tab/><text:tab/><text:tab/><text:tab/><text:tab/><text:tab/><text:tab/><text:tab/><text:tab/><text:tab/>*/</text:p>
      <text:p text:style-name="Preformatted_20_Text">/* <text:s/>main<text:tab/><text:tab/><text:tab/><text:tab/><text:tab/><text:tab/><text:tab/><text:tab/><text:tab/><text:tab/>*/</text:p>
      <text:p text:style-name="Preformatted_20_Text">/*<text:tab/><text:tab/><text:tab/><text:tab/><text:tab/><text:tab/><text:tab/><text:tab/><text:tab/><text:tab/>*/</text:p>
      <text:p text:style-name="Preformatted_20_Text">/***********************************************************************/</text:p>
      <text:p text:style-name="Preformatted_20_Text"/>
      <text:p text:style-name="Preformatted_20_Text"/>
      <text:p text:style-name="Preformatted_20_Text">int main( int argc, char *argv[])</text:p>
      <text:p text:style-name="Preformatted_20_Text">{</text:p>
      <text:p text:style-name="Preformatted_20_Text"><text:tab/>if (argc &gt; 1)</text:p>
      <text:p text:style-name="Preformatted_20_Text"><text:s text:c="16"/>gDebugging = atoi(argv[1]);</text:p>
      <text:p text:style-name="Preformatted_20_Text"/>
      <text:p text:style-name="Preformatted_20_Text"><text:tab/>/* example code begins<text:tab/>*/</text:p>
      <text:p text:style-name="Preformatted_20_Text"/>
      <text:p text:style-name="Preformatted_20_Text"/>
      <text:p text:style-name="Preformatted_20_Text"/>
      <text:p text:style-name="Preformatted_20_Text"><text:tab/>/* example code ends<text:tab/>*/</text:p>
      <text:p text:style-name="Preformatted_20_Text"/>
      <text:p text:style-name="Preformatted_20_Text"><text:tab/>return 0;</text:p>
      <text:p text:style-name="Preformatted_20_Text">}</text:p>
      <text:p text:style-name="Preformatted_20_Text"/>
      <text:p text:style-name="Preformatted_20_Text">Objects</text:p>
      <text:p text:style-name="Preformatted_20_Text"><text:tab/>The scribbler interface is built around a small number of Objects that allow the programmer</text:p>
      <text:p text:style-name="Preformatted_20_Text"><text:tab/> to use the capabilities without needing to know the details.</text:p>
      <text:p text:style-name="Preformatted_20_Text"><text:tab/></text:p>
      <text:p text:style-name="Preformatted_20_Text"><text:tab/>Scribbler <text:s text:c="5"/>- <text:s/>maintains the dialog with the Scribbler/Fluke pairs</text:p>
      <text:p text:style-name="Preformatted_20_Text"><text:tab/>WinSerial <text:s text:c="3"/>- <text:s/>serial communication in Windows OS</text:p>
      <text:p text:style-name="Preformatted_20_Text"><text:tab/>PosixSerial <text:s/>- <text:s/>serial communication in a <text:s/>UNIX like OS</text:p>
      <text:p text:style-name="Preformatted_20_Text"><text:tab/>ClientSerial - <text:s/>client side of a socket </text:p>
      <text:p text:style-name="Preformatted_20_Text"/>
      <text:p text:style-name="Preformatted_20_Text"><text:tab/>The Scribbler object uses one of the Serial objects to communicate with the Scribbler/Fluke</text:p>
      <text:p text:style-name="Preformatted_20_Text"/>
      <text:p text:style-name="Preformatted_20_Text"><text:tab/>Some complex data, particularly the JPEG photos, are managed by the interface. </text:p>
      <text:p text:style-name="Preformatted_20_Text"><text:tab/>To avoid the user having to know the details of complex data the following objects are used</text:p>
      <text:p text:style-name="Preformatted_20_Text"><text:tab/>Data <text:s text:c="12"/>- <text:s/>a general complex data object</text:p>
      <text:p text:style-name="Preformatted_20_Text"><text:tab/>FileOut <text:s text:c="7"/>- <text:s/>can write a Data object to disk</text:p>
      <text:p text:style-name="Preformatted_20_Text"><text:tab/>FileIn<text:tab/> <text:s text:c="5"/>- <text:s/>can read a Data object from disk</text:p>
      <text:p text:style-name="Preformatted_20_Text"/>
      <text:p text:style-name="Preformatted_20_Text"><text:tab/>Other objects used are</text:p>
      <text:p text:style-name="Preformatted_20_Text"><text:tab/>YUVRange<text:tab/>- defines a range of color</text:p>
      <text:p text:style-name="Preformatted_20_Text"><text:tab/>VidWindow<text:tab/>- defines a rectangular region of the visual field</text:p>
      <text:p text:style-name="Preformatted_20_Text"/>
      <text:p text:style-name="P1"/>
      <text:p text:style-name="Preformatted_20_Text">Group Name</text:p>
      <text:p text:style-name="Preformatted_20_Text">scribbler* functions</text:p>
      <text:p text:style-name="Preformatted_20_Text"/>
      <text:p text:style-name="Preformatted_20_Text">Individual functions</text:p>
      <text:p text:style-name="Preformatted_20_Text"><text:tab/>int<text:tab/>scribblerLeftIR();<text:tab/></text:p>
      <text:p text:style-name="Preformatted_20_Text"><text:tab/>int<text:tab/>scribblerRightIR();<text:tab/></text:p>
      <text:p text:style-name="Preformatted_20_Text"><text:tab/>int<text:tab/>scribblerLeftLight();<text:tab/></text:p>
      <text:p text:style-name="Preformatted_20_Text"><text:tab/>int<text:tab/>scribblerCenterLight();<text:tab/></text:p>
      <text:p text:style-name="Preformatted_20_Text"><text:tab/>int<text:tab/>scribblerRightLight();<text:tab/></text:p>
      <text:p text:style-name="Preformatted_20_Text"><text:tab/>int<text:tab/>scribblerLineLeft();<text:tab/></text:p>
      <text:p text:style-name="Preformatted_20_Text"><text:tab/>int<text:tab/>scribblerLineRight();<text:tab/></text:p>
      <text:p text:style-name="Preformatted_20_Text"><text:tab/>int<text:tab/>scribblerStall();</text:p>
      <text:p text:style-name="Preformatted_20_Text"/>
      <text:p text:style-name="Preformatted_20_Text">Group Description</text:p>
      <text:p text:style-name="Preformatted_20_Text"><text:tab/>These functions access the local copies of the Scribblers sensors.</text:p>
      <text:p text:style-name="Preformatted_20_Text"><text:tab/>The local copies are updated by the updateScribblerSensors function</text:p>
      <text:p text:style-name="Preformatted_20_Text"><text:tab/>and the setScribbler* functions.</text:p>
      <text:p text:style-name="Preformatted_20_Text"/>
      <text:p text:style-name="Preformatted_20_Text">Individual description</text:p>
      <text:p text:style-name="Preformatted_20_Text"><text:tab/>scribblerLeftIR() <text:tab/><text:tab/>returns 1 if clear to left, otherwise 0<text:tab/></text:p>
      <text:p text:style-name="Preformatted_20_Text"><text:tab/>scribblerRightIR()<text:tab/>returns 1 if clear to left, otherwise 0<text:tab/></text:p>
      <text:p text:style-name="Preformatted_20_Text"><text:tab/>scribblerLeftLight()<text:tab/>returns light value on left photo cell<text:tab/></text:p>
      <text:p text:style-name="Preformatted_20_Text"><text:tab/>scribblerCenterLight()<text:tab/>returns light value on center photo cell</text:p>
      <text:p text:style-name="Preformatted_20_Text"><text:tab/>scribblerRightLight()<text:tab/>returns light value on right photo cell<text:tab/></text:p>
      <text:p text:style-name="Preformatted_20_Text"><text:tab/>scribblerLineLeft()<text:tab/>returns 1 if Scribbler has detected a line on the left, otherwise 0<text:tab/></text:p>
      <text:p text:style-name="Preformatted_20_Text"><text:tab/>scribblerLineRight()<text:tab/>returns 1 if Scribbler has detected a line on the right, otherwise 0<text:tab/></text:p>
      <text:p text:style-name="Preformatted_20_Text"><text:tab/>scribblerStall()<text:tab/><text:tab/>returns 1 if Scribbler is stalled, otherwise 0</text:p>
      <text:p text:style-name="Preformatted_20_Text"/>
      <text:p text:style-name="Preformatted_20_Text"><text:tab/>N.B. stall condition = pushing a heavy object <text:tab/></text:p>
      <text:p text:style-name="Preformatted_20_Text"/>
      <text:p text:style-name="Preformatted_20_Text">Example usage</text:p>
      <text:p text:style-name="Preformatted_20_Text"/>
      <text:p text:style-name="Preformatted_20_Text"><text:tab/>for (int i = 0;i &lt; 100;i++)</text:p>
      <text:p text:style-name="Preformatted_20_Text"><text:tab/>{</text:p>
      <text:p text:style-name="Preformatted_20_Text"><text:tab/><text:tab/>robot.updateScribblerSensors();</text:p>
      <text:p text:style-name="Preformatted_20_Text"><text:tab/><text:tab/>if (robot.scribblerLeftIR())</text:p>
      <text:p text:style-name="Preformatted_20_Text"><text:tab/><text:tab/><text:tab/>printf("We can go Left ");</text:p>
      <text:p text:style-name="Preformatted_20_Text"><text:tab/><text:tab/>if (robot.scribblerRightIR())</text:p>
      <text:p text:style-name="Preformatted_20_Text"><text:tab/><text:tab/><text:tab/>printf("We can go Right ");</text:p>
      <text:p text:style-name="Preformatted_20_Text"><text:tab/><text:tab/>printf("\n");</text:p>
      <text:p text:style-name="Preformatted_20_Text"><text:tab/>}</text:p>
      <text:p text:style-name="Preformatted_20_Text"/>
      <text:p text:style-name="P1"/>
      <text:p text:style-name="Preformatted_20_Text">Group Name</text:p>
      <text:p text:style-name="Preformatted_20_Text">readScribbler*</text:p>
      <text:p text:style-name="Preformatted_20_Text"/>
      <text:p text:style-name="Preformatted_20_Text">Individual functions</text:p>
      <text:p text:style-name="Preformatted_20_Text"><text:tab/>int<text:tab/>readScribblerLeftIR(int &amp;);<text:tab/></text:p>
      <text:p text:style-name="Preformatted_20_Text"><text:tab/>int<text:tab/>readScribblerRightIR(int &amp;);<text:tab/></text:p>
      <text:p text:style-name="Preformatted_20_Text"><text:tab/>int<text:tab/>readScribblerLeftLight(int &amp;);<text:tab/></text:p>
      <text:p text:style-name="Preformatted_20_Text"><text:tab/>int<text:tab/>readScribblerCenterLight(int &amp;);<text:tab/></text:p>
      <text:p text:style-name="Preformatted_20_Text"><text:tab/>int<text:tab/>readScribblerRightLight(int &amp;);<text:tab/></text:p>
      <text:p text:style-name="Preformatted_20_Text"><text:tab/>int<text:tab/>readScribblerLineLeft(int &amp;);<text:tab/></text:p>
      <text:p text:style-name="Preformatted_20_Text"><text:tab/>int<text:tab/>readScribblerLineRight(int &amp;);<text:tab/></text:p>
      <text:p text:style-name="Preformatted_20_Text"><text:tab/>int<text:tab/>readScribblerStall(int &amp;);</text:p>
      <text:p text:style-name="Preformatted_20_Text"/>
      <text:p text:style-name="Preformatted_20_Text">Group Description</text:p>
      <text:p text:style-name="Preformatted_20_Text"><text:tab/>These functions read current sensor value of the Scribbler Robot.</text:p>
      <text:p text:style-name="Preformatted_20_Text"><text:tab/>The value is returned in the parameter and the return code indicates</text:p>
      <text:p text:style-name="Preformatted_20_Text"><text:tab/>if the read was successful (1) or not (0);</text:p>
      <text:p text:style-name="Preformatted_20_Text"/>
      <text:p text:style-name="Preformatted_20_Text">Individual description</text:p>
      <text:p text:style-name="Preformatted_20_Text"><text:tab/>readScribblerLeftIR(parm)<text:tab/>parm is 1 if clear to left, 0 otherwise<text:tab/></text:p>
      <text:p text:style-name="Preformatted_20_Text"><text:tab/>readScribblerRightIR(parm)<text:tab/>parm is 1 if clear to right, 0 otherwise<text:tab/></text:p>
      <text:p text:style-name="Preformatted_20_Text"><text:tab/>readScribblerLeftLight(parm)<text:tab/>parm is light value from left photo cell<text:tab/></text:p>
      <text:p text:style-name="Preformatted_20_Text"><text:tab/>readScribblerCenterLight(parm)<text:tab/>parm is light value from center photo cell<text:tab/></text:p>
      <text:p text:style-name="Preformatted_20_Text"><text:tab/>readScribblerRightLight(parm)<text:tab/>parm is light value from right photo cell<text:tab/></text:p>
      <text:p text:style-name="Preformatted_20_Text"><text:tab/>readScribblerLineLeft(parm)<text:tab/>parm is 1 if line detected on left, 0 otherwise<text:tab/></text:p>
      <text:p text:style-name="Preformatted_20_Text"><text:tab/>readScribblerLineRight(parm) <text:tab/>parm is 1 if line detected on right, 0 otherwise<text:tab/></text:p>
      <text:p text:style-name="Preformatted_20_Text"><text:tab/>readScribblerStall(parm)<text:tab/><text:tab/>parm is 1 if robot is stuck, 0 otherwise</text:p>
      <text:p text:style-name="Preformatted_20_Text"/>
      <text:p text:style-name="Preformatted_20_Text">Example usage</text:p>
      <text:p text:style-name="Preformatted_20_Text"/>
      <text:p text:style-name="Preformatted_20_Text"><text:tab/>int<text:tab/>speed = 50;</text:p>
      <text:p text:style-name="Preformatted_20_Text"><text:tab/>int<text:tab/>stall;</text:p>
      <text:p text:style-name="Preformatted_20_Text"/>
      <text:p text:style-name="Preformatted_20_Text"><text:tab/>for (int i = 0;i &lt; 100;i++)</text:p>
      <text:p text:style-name="Preformatted_20_Text"><text:tab/>{</text:p>
      <text:p text:style-name="Preformatted_20_Text"><text:tab/><text:tab/>robot.drive(speed);</text:p>
      <text:p text:style-name="Preformatted_20_Text"><text:tab/><text:tab/>robot.readScribblerStall(stall);</text:p>
      <text:p text:style-name="Preformatted_20_Text"><text:tab/><text:tab/>if (stall)</text:p>
      <text:p text:style-name="Preformatted_20_Text"><text:tab/><text:tab/><text:tab/>speed = 0 - speed;</text:p>
      <text:p text:style-name="Preformatted_20_Text"><text:tab/>}</text:p>
      <text:p text:style-name="Preformatted_20_Text"><text:tab/>robot.stop();</text:p>
      <text:p text:style-name="Preformatted_20_Text"/>
      <text:p text:style-name="Preformatted_20_Text">BUGS</text:p>
      <text:p text:style-name="Preformatted_20_Text"><text:tab/>Stall may be a misnomer, Stuck may be a better term. </text:p>
      <text:p text:style-name="P1"/>
      <text:p text:style-name="Preformatted_20_Text">Group Name</text:p>
      <text:p text:style-name="Preformatted_20_Text">setScribbler*Led</text:p>
      <text:p text:style-name="Preformatted_20_Text"/>
      <text:p text:style-name="Preformatted_20_Text">Individual functions</text:p>
      <text:p text:style-name="Preformatted_20_Text"><text:tab/>int<text:tab/>setScribblerLeftLed(int value);</text:p>
      <text:p text:style-name="Preformatted_20_Text"><text:tab/>int<text:tab/>setScribblerCenterLed(int value);</text:p>
      <text:p text:style-name="Preformatted_20_Text"><text:tab/>int<text:tab/>setScribblerRightLed(int value);</text:p>
      <text:p text:style-name="Preformatted_20_Text"><text:tab/>int<text:tab/>setScribblerAllLeds(int value);</text:p>
      <text:p text:style-name="Preformatted_20_Text"><text:tab/>int<text:tab/>setScribblerLeds(int left, int center, int right);</text:p>
      <text:p text:style-name="Preformatted_20_Text"/>
      <text:p text:style-name="Preformatted_20_Text"/>
      <text:p text:style-name="Preformatted_20_Text">Group description</text:p>
      <text:p text:style-name="Preformatted_20_Text"><text:tab/>Turn on or off the Light Emitting Diodes on the Scribbler.</text:p>
      <text:p text:style-name="Preformatted_20_Text"><text:tab/>return code specifies if the set was successful (1) or not (0).</text:p>
      <text:p text:style-name="Preformatted_20_Text"/>
      <text:p text:style-name="Preformatted_20_Text">Individual description</text:p>
      <text:p text:style-name="Preformatted_20_Text"><text:tab/>setScribblerLeftLed(0)<text:tab/><text:tab/>Turn off Left LED </text:p>
      <text:p text:style-name="Preformatted_20_Text"><text:tab/>setScribblerLeftLed(1)<text:tab/><text:tab/>Turn on <text:s/>Left LED </text:p>
      <text:p text:style-name="Preformatted_20_Text"><text:tab/>setScribblerCenterLed(0)<text:tab/><text:tab/>Turn off Center LED</text:p>
      <text:p text:style-name="Preformatted_20_Text"><text:tab/>setScribblerCenterLed(1)<text:tab/><text:tab/>Turn on <text:s/>Center LED</text:p>
      <text:p text:style-name="Preformatted_20_Text"><text:tab/>setScribblerRightLed(0)<text:tab/><text:tab/>Turn off Right LED</text:p>
      <text:p text:style-name="Preformatted_20_Text"><text:tab/>setScribblerRightLed(1)<text:tab/><text:tab/>Turn on Right LED</text:p>
      <text:p text:style-name="Preformatted_20_Text"><text:tab/>setScribblerAllLeds(0)<text:tab/><text:tab/>Turn off all three LEDS</text:p>
      <text:p text:style-name="Preformatted_20_Text"><text:tab/>setScribblerAllLeds(1)<text:tab/><text:tab/>Turn on <text:s/>all three LEDS</text:p>
      <text:p text:style-name="Preformatted_20_Text"><text:tab/>setScribblerLeds(int left, int center, int right)</text:p>
      <text:p text:style-name="Preformatted_20_Text"><text:tab/><text:tab/><text:tab/><text:tab/><text:tab/>Individually set each LED</text:p>
      <text:p text:style-name="Preformatted_20_Text"><text:tab/><text:tab/><text:tab/><text:tab/><text:tab/>1 is on, 0 is off</text:p>
      <text:p text:style-name="Preformatted_20_Text"/>
      <text:p text:style-name="Preformatted_20_Text">Example usage</text:p>
      <text:p text:style-name="Preformatted_20_Text"><text:tab/>int<text:tab/>ret;</text:p>
      <text:p text:style-name="Preformatted_20_Text"/>
      <text:p text:style-name="Preformatted_20_Text"><text:tab/>for (int i = 0;i &lt; 100;i++)</text:p>
      <text:p text:style-name="Preformatted_20_Text"><text:tab/>{</text:p>
      <text:p text:style-name="Preformatted_20_Text"><text:tab/><text:tab/>robot.updateScribblerSensors();</text:p>
      <text:p text:style-name="Preformatted_20_Text"><text:tab/><text:tab/>ret = robot.scribblerLeftIR();</text:p>
      <text:p text:style-name="Preformatted_20_Text"><text:tab/><text:tab/>robot.setScribblerLeftLed(ret);</text:p>
      <text:p text:style-name="Preformatted_20_Text"><text:tab/><text:tab/>ret = robot.scribblerRightIR();</text:p>
      <text:p text:style-name="Preformatted_20_Text"><text:tab/><text:tab/>robot.setScribblerRightLed(ret);</text:p>
      <text:p text:style-name="Preformatted_20_Text"><text:tab/>}</text:p>
      <text:p text:style-name="Preformatted_20_Text"><text:tab/>robot.stop();</text:p>
      <text:p text:style-name="Preformatted_20_Text"/>
      <text:p text:style-name="Preformatted_20_Text">BUGS</text:p>
      <text:p text:style-name="Preformatted_20_Text"><text:tab/>A common source for bugs is using these functions with out a call of</text:p>
      <text:p text:style-name="Preformatted_20_Text"><text:tab/>updateScribblerSensors() or some other function that re-loads the local</text:p>
      <text:p text:style-name="Preformatted_20_Text"><text:tab/>copy of the scribble sensors. Values will not change.</text:p>
      <text:p text:style-name="Preformatted_20_Text"/>
      <text:p text:style-name="P1"/>
      <text:p text:style-name="Preformatted_20_Text">Group Name</text:p>
      <text:p text:style-name="Preformatted_20_Text">Motor functions</text:p>
      <text:p text:style-name="Preformatted_20_Text"/>
      <text:p text:style-name="Preformatted_20_Text">Individual functions</text:p>
      <text:p text:style-name="Preformatted_20_Text"><text:tab/>int<text:tab/>drive(int left, int right, int duration = 0);</text:p>
      <text:p text:style-name="Preformatted_20_Text"><text:s text:c="6"/><text:tab/>int <text:s text:c="4"/><text:tab/>stop();</text:p>
      <text:p text:style-name="Preformatted_20_Text"/>
      <text:p text:style-name="Preformatted_20_Text">Group description</text:p>
      <text:p text:style-name="Preformatted_20_Text"><text:tab/>functions that set the speed of the motors</text:p>
      <text:p text:style-name="Preformatted_20_Text"/>
      <text:p text:style-name="Preformatted_20_Text">Individual description</text:p>
      <text:p text:style-name="Preformatted_20_Text"><text:tab/>drive(int left, int right)<text:tab/>set the left and right motor speed in range -100 to +100, negative is reverse</text:p>
      <text:p text:style-name="Preformatted_20_Text"><text:s text:c="6"/><text:tab/>stop()<text:tab/><text:tab/><text:tab/>stop both motors</text:p>
      <text:p text:style-name="Preformatted_20_Text"/>
      <text:p text:style-name="Preformatted_20_Text">Example usage</text:p>
      <text:p text:style-name="Preformatted_20_Text"><text:tab/></text:p>
      <text:p text:style-name="Preformatted_20_Text"><text:tab/>robot.drive(50, 50);</text:p>
      <text:p text:style-name="Preformatted_20_Text"><text:tab/>sleep(1);</text:p>
      <text:p text:style-name="Preformatted_20_Text"><text:tab/>robot.drive(50, -50);</text:p>
      <text:p text:style-name="Preformatted_20_Text"><text:tab/>robot.stop();<text:tab/><text:tab/>/* could be robot drive(0, 0); */</text:p>
      <text:p text:style-name="Preformatted_20_Text"/>
      <text:p text:style-name="Preformatted_20_Text">BUGS</text:p>
      <text:p text:style-name="Preformatted_20_Text"><text:tab/>The duration parameter issues a stop after duration hundredths of a second.</text:p>
      <text:p text:style-name="Preformatted_20_Text"><text:tab/>The duration parameter is not very accurate and not tested much. My addvice</text:p>
      <text:p text:style-name="Preformatted_20_Text"><text:tab/>is to not use it.</text:p>
      <text:p text:style-name="P1"/>
      <text:p text:style-name="Preformatted_20_Text">Group Name</text:p>
      <text:p text:style-name="Preformatted_20_Text">get and set Scribbler data items</text:p>
      <text:p text:style-name="Preformatted_20_Text"/>
      <text:p text:style-name="Preformatted_20_Text">Individual functions</text:p>
      <text:p text:style-name="Preformatted_20_Text"><text:s/><text:tab/>int<text:tab/>setScribblerData(char data[8]);</text:p>
      <text:p text:style-name="Preformatted_20_Text"><text:tab/>int<text:tab/>getScribblerData(char data[8]);</text:p>
      <text:p text:style-name="Preformatted_20_Text"><text:tab/>int<text:tab/>setScribblerName(char name[16]);</text:p>
      <text:p text:style-name="Preformatted_20_Text"><text:tab/>int<text:tab/>getScribblerName(char name[16]);</text:p>
      <text:p text:style-name="Preformatted_20_Text"><text:tab/>int<text:tab/>setScribblerPass(char pass[16]);</text:p>
      <text:p text:style-name="Preformatted_20_Text"><text:tab/>int<text:tab/>getScribblerPass(char pass[16]);</text:p>
      <text:p text:style-name="Preformatted_20_Text"/>
      <text:p text:style-name="Preformatted_20_Text">Group description</text:p>
      <text:p text:style-name="Preformatted_20_Text"><text:tab/>get/set the three data strings on the Scribbler, Data, Name or Pass.</text:p>
      <text:p text:style-name="Preformatted_20_Text"><text:tab/>return code indicates success (1) or not (0)</text:p>
      <text:p text:style-name="Preformatted_20_Text"/>
      <text:p text:style-name="Preformatted_20_Text">Individual description</text:p>
      <text:p text:style-name="Preformatted_20_Text"><text:s/><text:tab/>setScribblerData(data)<text:tab/><text:tab/>write data string</text:p>
      <text:p text:style-name="Preformatted_20_Text"><text:tab/>getScribblerData(data)<text:tab/><text:tab/>read data string</text:p>
      <text:p text:style-name="Preformatted_20_Text"><text:tab/>setScribblerName(name)<text:tab/><text:tab/>write name</text:p>
      <text:p text:style-name="Preformatted_20_Text"><text:tab/>getScribblerName(name)<text:tab/><text:tab/>read name</text:p>
      <text:p text:style-name="Preformatted_20_Text"><text:tab/>setScribblerPass(pass)<text:tab/><text:tab/>write pass</text:p>
      <text:p text:style-name="Preformatted_20_Text"><text:tab/>getScribblerPass(pass)<text:tab/><text:tab/>read pass</text:p>
      <text:p text:style-name="Preformatted_20_Text"/>
      <text:p text:style-name="Preformatted_20_Text">Example usage</text:p>
      <text:p text:style-name="Preformatted_20_Text"><text:tab/></text:p>
      <text:p text:style-name="Preformatted_20_Text"><text:tab/>char<text:tab/>buffer[16];</text:p>
      <text:p text:style-name="Preformatted_20_Text"/>
      <text:p text:style-name="Preformatted_20_Text"><text:tab/>robot.getScribblerName(buffer);</text:p>
      <text:p text:style-name="Preformatted_20_Text"><text:tab/>printf("Robots name is &lt;%s&gt;\n", buffer);</text:p>
      <text:p text:style-name="Preformatted_20_Text"/>
      <text:p text:style-name="Preformatted_20_Text">BUGS</text:p>
      <text:p text:style-name="Preformatted_20_Text"><text:tab/>The returned character string is not null terminated if the data fills the field.</text:p>
      <text:p text:style-name="Preformatted_20_Text"/>
      <text:p text:style-name="P1"/>
      <text:p text:style-name="Preformatted_20_Text">Group Name</text:p>
      <text:p text:style-name="Preformatted_20_Text"><text:tab/>sound</text:p>
      <text:p text:style-name="Preformatted_20_Text"/>
      <text:p text:style-name="Preformatted_20_Text">Individual function</text:p>
      <text:p text:style-name="Preformatted_20_Text"><text:s text:c="7"/>int <text:s text:c="4"/>beep(int freq, int duration);</text:p>
      <text:p text:style-name="Preformatted_20_Text"/>
      <text:p text:style-name="Preformatted_20_Text">Group description </text:p>
      <text:p text:style-name="Preformatted_20_Text"><text:tab/>Scribbler will make a sound</text:p>
      <text:p text:style-name="Preformatted_20_Text"/>
      <text:p text:style-name="Preformatted_20_Text">Individual description</text:p>
      <text:p text:style-name="Preformatted_20_Text"><text:s text:c="7"/>beep(int freq, int duration) <text:tab/>play note of frequency freq</text:p>
      <text:p text:style-name="Preformatted_20_Text"><text:tab/><text:tab/><text:tab/><text:tab/><text:tab/>for duration microseconds</text:p>
      <text:p text:style-name="Preformatted_20_Text"/>
      <text:p text:style-name="Preformatted_20_Text">Example usage</text:p>
      <text:p text:style-name="Preformatted_20_Text"/>
      <text:p text:style-name="Preformatted_20_Text"><text:tab/>robot.beep(512, 1000);</text:p>
      <text:p text:style-name="Preformatted_20_Text"/>
      <text:p text:style-name="P1">Group Name</text:p>
      <text:p text:style-name="Preformatted_20_Text">photo functions</text:p>
      <text:p text:style-name="Preformatted_20_Text"/>
      <text:p text:style-name="Preformatted_20_Text">Group description</text:p>
      <text:p text:style-name="Preformatted_20_Text"><text:tab/>The fluke has a camera and can take and return a photo</text:p>
      <text:p text:style-name="Preformatted_20_Text"><text:tab/>Fluke photo functions that return a pointer to a Data object</text:p>
      <text:p text:style-name="Preformatted_20_Text"/>
      <text:p text:style-name="Preformatted_20_Text">Individual functions</text:p>
      <text:p text:style-name="Preformatted_20_Text"><text:tab/>Data<text:tab/>*takePhotoJPEG();</text:p>
      <text:p text:style-name="Preformatted_20_Text"><text:tab/>Data<text:tab/>*grabGrayArray();</text:p>
      <text:p text:style-name="Preformatted_20_Text"><text:tab/>Data<text:tab/>*readJpegHeader();</text:p>
      <text:p text:style-name="Preformatted_20_Text"><text:tab/>Data<text:tab/>*readJpegScan();</text:p>
      <text:p text:style-name="Preformatted_20_Text"><text:tab/>Data<text:tab/>*readJpegGrayHeader();</text:p>
      <text:p text:style-name="Preformatted_20_Text"><text:tab/>Data<text:tab/>*readJpegGrayScan();</text:p>
      <text:p text:style-name="Preformatted_20_Text"><text:tab/>Data<text:tab/>*getImage();</text:p>
      <text:p text:style-name="Preformatted_20_Text"><text:tab/>Data<text:tab/>*takePhotoGrayJPEG();</text:p>
      <text:p text:style-name="Preformatted_20_Text"/>
      <text:p text:style-name="Preformatted_20_Text">Individual description</text:p>
      <text:p text:style-name="Preformatted_20_Text"><text:tab/>takePhotoJPEG()<text:tab/><text:tab/>take a color JPEG photo</text:p>
      <text:p text:style-name="Preformatted_20_Text"><text:tab/>takePhotoGrayJPEG()<text:tab/>take a gray scale JPEG photo</text:p>
      <text:p text:style-name="Preformatted_20_Text"><text:tab/>grabGrayArray()</text:p>
      <text:p text:style-name="Preformatted_20_Text"><text:tab/>readJpegHeader()<text:tab/>get JPEG color header</text:p>
      <text:p text:style-name="Preformatted_20_Text"><text:tab/>readJpegScan()<text:tab/><text:tab/>get JPEG color scan</text:p>
      <text:p text:style-name="Preformatted_20_Text"><text:tab/>readJpegGrayHeader()<text:tab/>get JPEG gray scale header</text:p>
      <text:p text:style-name="Preformatted_20_Text"><text:tab/>readJpegGrayScan()<text:tab/>get JPEG gray scale scan</text:p>
      <text:p text:style-name="Preformatted_20_Text"><text:tab/>getImage();</text:p>
      <text:p text:style-name="Preformatted_20_Text"/>
      <text:p text:style-name="Preformatted_20_Text"><text:tab/>N.B. on failure these functions return null</text:p>
      <text:p text:style-name="Preformatted_20_Text"/>
      <text:p text:style-name="Preformatted_20_Text"/>
      <text:p text:style-name="Preformatted_20_Text">Example usage</text:p>
      <text:p text:style-name="Preformatted_20_Text"/>
      <text:p text:style-name="Preformatted_20_Text"><text:tab/>Data<text:tab/>*data;</text:p>
      <text:p text:style-name="Preformatted_20_Text"><text:tab/>FileOut<text:tab/>*file;</text:p>
      <text:p text:style-name="Preformatted_20_Text"/>
      <text:p text:style-name="Preformatted_20_Text"><text:tab/>data = robot.takePhotoJPEG();</text:p>
      <text:p text:style-name="Preformatted_20_Text"><text:tab/>if (data)</text:p>
      <text:p text:style-name="Preformatted_20_Text"><text:tab/>{</text:p>
      <text:p text:style-name="Preformatted_20_Text"><text:tab/><text:tab/>printf("got a jpeg photo - save it\n");</text:p>
      <text:p text:style-name="Preformatted_20_Text"><text:tab/><text:tab/>file = new FileOut("myphoto.jpeg");</text:p>
      <text:p text:style-name="Preformatted_20_Text"><text:tab/><text:tab/>/* just save the data so we can examine the picture<text:tab/>*/</text:p>
      <text:p text:style-name="Preformatted_20_Text"><text:tab/><text:tab/>data-&gt;write(*file, <text:s/>0);</text:p>
      <text:p text:style-name="Preformatted_20_Text"><text:tab/><text:tab/>delete data;</text:p>
      <text:p text:style-name="Preformatted_20_Text"><text:tab/><text:tab/>delete file;</text:p>
      <text:p text:style-name="Preformatted_20_Text"><text:tab/>}</text:p>
      <text:p text:style-name="Preformatted_20_Text"/>
      <text:p text:style-name="Preformatted_20_Text">BUGS</text:p>
      <text:p text:style-name="Preformatted_20_Text"><text:tab/>about the only useful thing to do with a photo is to save it to disk and</text:p>
      <text:p text:style-name="Preformatted_20_Text"><text:tab/>then view it with a program that understands the JPEG format.</text:p>
      <text:p text:style-name="Preformatted_20_Text"><text:tab/>Always check for a return of null.</text:p>
      <text:p text:style-name="Preformatted_20_Text"><text:tab/></text:p>
      <text:p text:style-name="Preformatted_20_Text"/>
      <text:p text:style-name="P1"/>
      <text:p text:style-name="Preformatted_20_Text">Group Name</text:p>
      <text:p text:style-name="Preformatted_20_Text"><text:tab/>Compressed bitmap functions</text:p>
      <text:p text:style-name="Preformatted_20_Text"/>
      <text:p text:style-name="Preformatted_20_Text">Individual functions</text:p>
      <text:p text:style-name="Preformatted_20_Text"><text:tab/>int <text:tab/>setBitmapParams( unsigned char delay, unsigned char thresh,</text:p>
      <text:p text:style-name="Preformatted_20_Text"><text:tab/><text:tab/><text:tab/>YUVRange &amp;range);</text:p>
      <text:p text:style-name="Preformatted_20_Text"><text:tab/>Data<text:tab/>*getCompressedBitmap();</text:p>
      <text:p text:style-name="Preformatted_20_Text"/>
      <text:p text:style-name="Preformatted_20_Text">Group description</text:p>
      <text:p text:style-name="Preformatted_20_Text"><text:tab/>functions to get a highly compressed </text:p>
      <text:p text:style-name="Preformatted_20_Text"/>
      <text:p text:style-name="Preformatted_20_Text">Individual description</text:p>
      <text:p text:style-name="Preformatted_20_Text"><text:tab/>setBitmapParams(unsigned char delay, unsigned char thresh, YUVRange &amp;range)</text:p>
      <text:p text:style-name="Preformatted_20_Text"><text:tab/><text:tab/><text:tab/><text:tab/>set the parameters for the bitmap</text:p>
      <text:p text:style-name="Preformatted_20_Text"><text:tab/>getCompressedBitmap()<text:tab/>read the bitmap</text:p>
      <text:p text:style-name="Preformatted_20_Text"/>
      <text:p text:style-name="Preformatted_20_Text"/>
      <text:p text:style-name="Preformatted_20_Text">Example usage</text:p>
      <text:p text:style-name="Preformatted_20_Text"><text:tab/>YUVRange<text:tab/>range(0x00FE, 0x3388, 0xBEFE);<text:tab/>// the color</text:p>
      <text:p text:style-name="Preformatted_20_Text"/>
      <text:p text:style-name="Preformatted_20_Text"><text:tab/>Data<text:tab/>*data;</text:p>
      <text:p text:style-name="Preformatted_20_Text"><text:tab/>FileOut *file;</text:p>
      <text:p text:style-name="Preformatted_20_Text"/>
      <text:p text:style-name="Preformatted_20_Text"><text:tab/>robot.setBitmapParams( 90, 4, range);</text:p>
      <text:p text:style-name="Preformatted_20_Text"/>
      <text:p text:style-name="Preformatted_20_Text"><text:tab/>data = robot.getCompressedBitmap();</text:p>
      <text:p text:style-name="Preformatted_20_Text"><text:tab/>if (data)</text:p>
      <text:p text:style-name="Preformatted_20_Text"><text:tab/>{</text:p>
      <text:p text:style-name="Preformatted_20_Text"><text:tab/><text:tab/>printf("got a compressed bitmap - save it\n");</text:p>
      <text:p text:style-name="Preformatted_20_Text"><text:tab/><text:tab/>file = new FileOut("trybitmap.dat");</text:p>
      <text:p text:style-name="Preformatted_20_Text"><text:tab/><text:tab/>data-&gt;write(*file, LITTLENDIAN);</text:p>
      <text:p text:style-name="Preformatted_20_Text"><text:tab/><text:tab/>delete data;</text:p>
      <text:p text:style-name="Preformatted_20_Text"><text:tab/><text:tab/>delete file;</text:p>
      <text:p text:style-name="Preformatted_20_Text"><text:tab/>}</text:p>
      <text:p text:style-name="Preformatted_20_Text"/>
      <text:p text:style-name="Preformatted_20_Text">BUGS</text:p>
      <text:p text:style-name="Preformatted_20_Text"><text:tab/>Considerable post-processing is required to turn the camera into a useful sensor,</text:p>
      <text:p text:style-name="Preformatted_20_Text"><text:tab/>none <text:s/>is provided.</text:p>
      <text:p text:style-name="Preformatted_20_Text"><text:tab/>Always check for a return of null</text:p>
      <text:p text:style-name="P1"/>
      <text:p text:style-name="Preformatted_20_Text">Group name</text:p>
      <text:p text:style-name="Preformatted_20_Text"><text:tab/>window functions</text:p>
      <text:p text:style-name="Preformatted_20_Text"/>
      <text:p text:style-name="Preformatted_20_Text">Individual functions</text:p>
      <text:p text:style-name="Preformatted_20_Text"><text:tab/>int<text:tab/>setWindow(int id, VidWindow &amp;win, int xstep, int ystep);</text:p>
      <text:p text:style-name="Preformatted_20_Text"><text:tab/>Data<text:tab/>*getWindow(int id);</text:p>
      <text:p text:style-name="Preformatted_20_Text"><text:tab/>long<text:tab/>getWindowLight(int win);</text:p>
      <text:p text:style-name="Preformatted_20_Text"><text:tab/>int<text:tab/>getBlobWindow(int wind, int &amp;x, int &amp;y);</text:p>
      <text:p text:style-name="Preformatted_20_Text"/>
      <text:p text:style-name="Preformatted_20_Text">Group description</text:p>
      <text:p text:style-name="Preformatted_20_Text"><text:tab/>The Fluke can maintain 4 windows, retangular areas in the visual field</text:p>
      <text:p text:style-name="Preformatted_20_Text"><text:tab/>and some functions can restrict their attention to one of these windows.</text:p>
      <text:p text:style-name="Preformatted_20_Text"/>
      <text:p text:style-name="Preformatted_20_Text">Individual description</text:p>
      <text:p text:style-name="Preformatted_20_Text"><text:tab/>setWindow(int id, VidWindow &amp;win, int xstep, int ystep);</text:p>
      <text:p text:style-name="Preformatted_20_Text"><text:tab/><text:tab/><text:tab/><text:tab/><text:tab/>define a window</text:p>
      <text:p text:style-name="Preformatted_20_Text"><text:tab/>getWindow(int id);<text:tab/><text:tab/>get window image</text:p>
      <text:p text:style-name="Preformatted_20_Text"><text:tab/>getWindowLight(int win);<text:tab/>return count on on pixels in window</text:p>
      <text:p text:style-name="Preformatted_20_Text"><text:tab/>getBlobWindow(int wind, int &amp;x, int &amp;y);</text:p>
      <text:p text:style-name="Preformatted_20_Text"><text:tab/><text:tab/><text:tab/><text:tab/><text:tab/>return the "center" of the on pixels</text:p>
      <text:p text:style-name="Preformatted_20_Text">Example usage</text:p>
      <text:p text:style-name="Preformatted_20_Text"/>
      <text:p text:style-name="Preformatted_20_Text"><text:tab/>VidWindow<text:tab/>myWindow(0, 10, 0, 10); <text:tab/>// from (0,0) to (10,10)</text:p>
      <text:p text:style-name="Preformatted_20_Text"/>
      <text:p text:style-name="Preformatted_20_Text"><text:tab/>long<text:tab/>light;</text:p>
      <text:p text:style-name="Preformatted_20_Text"/>
      <text:p text:style-name="Preformatted_20_Text"><text:tab/>robot.setWindow(1, myWindow, 1, 1); </text:p>
      <text:p text:style-name="Preformatted_20_Text"/>
      <text:p text:style-name="Preformatted_20_Text"><text:tab/>light = robot.getWindowLight(1); </text:p>
      <text:p text:style-name="Preformatted_20_Text"><text:tab/>printf(" light = %ld\n", <text:s/>light);</text:p>
      <text:p text:style-name="Preformatted_20_Text"/>
      <text:p text:style-name="Preformatted_20_Text">BUGS</text:p>
      <text:p text:style-name="Preformatted_20_Text"><text:tab/>It is impossible to distinguish between a failed getWindowLight and a successful</text:p>
      <text:p text:style-name="Preformatted_20_Text"><text:tab/>one that has zero on pixels.</text:p>
      <text:p text:style-name="Preformatted_20_Text"><text:tab/></text:p>
      <text:p text:style-name="P1"/>
      <text:p text:style-name="Preformatted_20_Text">Group name</text:p>
      <text:p text:style-name="Preformatted_20_Text"><text:tab/>Dongle IR functions</text:p>
      <text:p text:style-name="Preformatted_20_Text"/>
      <text:p text:style-name="Preformatted_20_Text">Individual functions</text:p>
      <text:p text:style-name="Preformatted_20_Text"><text:tab/>int<text:tab/>getDongleIR(int);</text:p>
      <text:p text:style-name="Preformatted_20_Text"><text:tab/>int<text:tab/>setDonglePowerIR(int);</text:p>
      <text:p text:style-name="Preformatted_20_Text"/>
      <text:p text:style-name="Preformatted_20_Text">Group description</text:p>
      <text:p text:style-name="Preformatted_20_Text"><text:tab/>the Fluke dongle has a IR capability, with these functions we can</text:p>
      <text:p text:style-name="Preformatted_20_Text"><text:tab/>access that capability.</text:p>
      <text:p text:style-name="Preformatted_20_Text"/>
      <text:p text:style-name="Preformatted_20_Text">Individual description</text:p>
      <text:p text:style-name="Preformatted_20_Text"><text:tab/>setDonglePowerIR(int)<text:tab/><text:tab/>set the power level</text:p>
      <text:p text:style-name="Preformatted_20_Text"><text:tab/>getDongleIR(int)<text:tab/><text:tab/><text:tab/>get the IR value</text:p>
      <text:p text:style-name="Preformatted_20_Text"><text:tab/><text:tab/><text:tab/><text:tab/><text:tab/>the parameter indicates which IR</text:p>
      <text:p text:style-name="Preformatted_20_Text"><text:tab/><text:tab/><text:tab/><text:tab/><text:tab/>leftIR, centerIR, rightIR</text:p>
      <text:p text:style-name="Preformatted_20_Text"><text:tab/><text:tab/><text:tab/><text:tab/><text:tab/>The higher the value the closer the obstacle.</text:p>
      <text:p text:style-name="Preformatted_20_Text">N.B. left and right is from the dongles point of view,</text:p>
      <text:p text:style-name="Preformatted_20_Text">the reverse of the Scribblers point of view</text:p>
      <text:p text:style-name="Preformatted_20_Text"/>
      <text:p text:style-name="Preformatted_20_Text"/>
      <text:p text:style-name="Preformatted_20_Text">Example usage</text:p>
      <text:p text:style-name="Preformatted_20_Text"/>
      <text:p text:style-name="Preformatted_20_Text"><text:tab/>int<text:tab/>left, center, right;</text:p>
      <text:p text:style-name="Preformatted_20_Text"/>
      <text:p text:style-name="Preformatted_20_Text"><text:tab/>robot.setDonglePowerIR(137);</text:p>
      <text:p text:style-name="Preformatted_20_Text"/>
      <text:p text:style-name="Preformatted_20_Text"><text:s text:c="6"/><text:tab/>for (int i = 0;i &lt; 100;i++)</text:p>
      <text:p text:style-name="Preformatted_20_Text"><text:tab/>{</text:p>
      <text:p text:style-name="Preformatted_20_Text"><text:tab/><text:tab/>center = robot.getDongleIR(centerIR);</text:p>
      <text:p text:style-name="Preformatted_20_Text"><text:tab/><text:tab/>left = robot.getDongleIR(leftIR);</text:p>
      <text:p text:style-name="Preformatted_20_Text"><text:tab/><text:tab/>right = robot.getDongleIR(rightIR);</text:p>
      <text:p text:style-name="Preformatted_20_Text"/>
      <text:p text:style-name="Preformatted_20_Text"><text:tab/><text:tab/>printf("%4d - %4d - %4d\n", left, center, right);</text:p>
      <text:p text:style-name="Preformatted_20_Text"><text:tab/>}<text:tab/></text:p>
      <text:p text:style-name="Preformatted_20_Text"/>
      <text:p text:style-name="Preformatted_20_Text">BUGS</text:p>
      <text:p text:style-name="Preformatted_20_Text"><text:tab/>It is necessary to tweak the power for each individual Fluke. What works for one</text:p>
      <text:p text:style-name="Preformatted_20_Text"><text:tab/>Fluke may not work for another.</text:p>
      <text:p text:style-name="P1"/>
      <text:p text:style-name="Preformatted_20_Text">Group Name</text:p>
      <text:p text:style-name="Preformatted_20_Text"><text:tab/>get information</text:p>
      <text:p text:style-name="Preformatted_20_Text"/>
      <text:p text:style-name="Preformatted_20_Text">Individual functions</text:p>
      <text:p text:style-name="Preformatted_20_Text"><text:tab/>int<text:tab/>getInfo(char *);</text:p>
      <text:p text:style-name="Preformatted_20_Text"><text:tab/>int<text:tab/>getVersion(char *);</text:p>
      <text:p text:style-name="Preformatted_20_Text"/>
      <text:p text:style-name="Preformatted_20_Text">Group description</text:p>
      <text:p text:style-name="Preformatted_20_Text"><text:tab/>gets a string describing the robot</text:p>
      <text:p text:style-name="Preformatted_20_Text"/>
      <text:p text:style-name="Preformatted_20_Text">Individual description</text:p>
      <text:p text:style-name="Preformatted_20_Text"><text:tab/>getInfo(char *)<text:tab/><text:tab/>gets a string describing the Scribbler/Fluke</text:p>
      <text:p text:style-name="Preformatted_20_Text"><text:tab/>getVersion(char *)<text:tab/>gets a string describing the Scribbler</text:p>
      <text:p text:style-name="Preformatted_20_Text"/>
      <text:p text:style-name="Preformatted_20_Text">Example usage</text:p>
      <text:p text:style-name="Preformatted_20_Text"><text:tab/></text:p>
      <text:p text:style-name="Preformatted_20_Text"><text:tab/>char<text:tab/>buf[128]</text:p>
      <text:p text:style-name="Preformatted_20_Text"/>
      <text:p text:style-name="Preformatted_20_Text"><text:tab/>robot.getInfo(buf);</text:p>
      <text:p text:style-name="Preformatted_20_Text"><text:tab/>printf("our robot is %s\n", buf);</text:p>
      <text:p text:style-name="Preformatted_20_Text"/>
      <text:p text:style-name="Preformatted_20_Text">BUGS</text:p>
      <text:p text:style-name="Preformatted_20_Text"><text:tab/>no check for overflow so make sure your buffer is big enough</text:p>
      <text:p text:style-name="Preformatted_20_Text"><text:tab/></text:p>
      <text:p text:style-name="Preformatted_20_Text"/>
      <text:p text:style-name="P1"/>
      <text:p text:style-name="Preformatted_20_Text">Group Name</text:p>
      <text:p text:style-name="Preformatted_20_Text"><text:tab/>set Fluke Led</text:p>
      <text:p text:style-name="Preformatted_20_Text"/>
      <text:p text:style-name="Preformatted_20_Text">Individual function</text:p>
      <text:p text:style-name="Preformatted_20_Text"><text:tab/>int<text:tab/>setDimmerLED(int);</text:p>
      <text:p text:style-name="Preformatted_20_Text"/>
      <text:p text:style-name="Preformatted_20_Text">Group description</text:p>
      <text:p text:style-name="Preformatted_20_Text"><text:tab/>The Fluke has a LED whose brightness can be set in range 0 to 255</text:p>
      <text:p text:style-name="Preformatted_20_Text"/>
      <text:p text:style-name="Preformatted_20_Text">Individual description</text:p>
      <text:p text:style-name="Preformatted_20_Text"><text:tab/>setDimmerLED(0)<text:tab/><text:tab/>off</text:p>
      <text:p text:style-name="Preformatted_20_Text"><text:tab/>setDimmerLED(255)<text:tab/><text:tab/>annoyingly bright</text:p>
      <text:p text:style-name="Preformatted_20_Text"/>
      <text:p text:style-name="Preformatted_20_Text">Example usage</text:p>
      <text:p text:style-name="Preformatted_20_Text"/>
      <text:p text:style-name="Preformatted_20_Text"><text:tab/>for (int i = 0;i &lt; 256;i++)</text:p>
      <text:p text:style-name="Preformatted_20_Text"><text:tab/><text:tab/>robot.setDimmerLED(i);</text:p>
      <text:p text:style-name="Preformatted_20_Text"/>
      <text:p text:style-name="Preformatted_20_Text">BUGS</text:p>
      <text:p text:style-name="Preformatted_20_Text"><text:tab/>When the battery is low the Fluke flashes this <text:s/>LED.</text:p>
      <text:p text:style-name="Preformatted_20_Text"><text:tab/>I have not checked how this interacts with setDimmerLED</text:p>
      <text:p text:style-name="Preformatted_20_Text"/>
      <text:p text:style-name="P1"/>
      <text:p text:style-name="Preformatted_20_Text">Group Name</text:p>
      <text:p text:style-name="Preformatted_20_Text"><text:tab/>Fluke miscellaneous </text:p>
      <text:p text:style-name="Preformatted_20_Text"/>
      <text:p text:style-name="Preformatted_20_Text">Group description</text:p>
      <text:p text:style-name="Preformatted_20_Text"><text:tab/>The Fluke manages the dialog with the Scribbler and can change</text:p>
      <text:p text:style-name="Preformatted_20_Text"><text:tab/>so of the messages that get received by the Scribbler.</text:p>
      <text:p text:style-name="Preformatted_20_Text"><text:tab/>The Fluke is back-to-back with the scribbler these determine</text:p>
      <text:p text:style-name="Preformatted_20_Text"><text:tab/>which is forward.</text:p>
      <text:p text:style-name="Preformatted_20_Text"/>
      <text:p text:style-name="Preformatted_20_Text"/>
      <text:p text:style-name="Preformatted_20_Text">Individual</text:p>
      <text:p text:style-name="Preformatted_20_Text"><text:tab/>setForwardness(0)<text:tab/><text:tab/>Scribbler is pointing forward, the default</text:p>
      <text:p text:style-name="Preformatted_20_Text"><text:tab/>setForwardness(1)<text:tab/><text:tab/>Fluke is pointing forward</text:p>
      <text:p text:style-name="Preformatted_20_Text"><text:tab/>getCamParam(int id, int &amp;val)<text:tab/>read a byte of camera parameters</text:p>
      <text:p text:style-name="Preformatted_20_Text"><text:tab/>setCamParam(int id, int val)<text:tab/>write a byte of camera parameters</text:p>
      <text:p text:style-name="Preformatted_20_Text"><text:tab/>setWhiteBalance(int )<text:tab/><text:tab/>adjust the light balance</text:p>
      <text:p text:style-name="Preformatted_20_Text"><text:tab/>setColorId(int Id, YUVRange &amp;range);</text:p>
      <text:p text:style-name="Preformatted_20_Text"><text:tab/><text:tab/><text:tab/><text:tab/><text:tab/>set range of “interesting” color</text:p>
      <text:p text:style-name="Preformatted_20_Text"/>
      <text:p text:style-name="Preformatted_20_Text">Example usage</text:p>
      <text:p text:style-name="Preformatted_20_Text"><text:tab/>robot.setForwardness(0);</text:p>
      <text:p text:style-name="Preformatted_20_Text"/>
      <text:p text:style-name="Preformatted_20_Text"/>
      <text:p text:style-name="Preformatted_20_Text">BUGS</text:p>
      <text:p text:style-name="Preformatted_20_Text"><text:tab/>The get and setCamParam work from a software point of view, but what each</text:p>
      <text:p text:style-name="Preformatted_20_Text"><text:tab/>parameter effects has not been explored.</text:p>
      <text:p text:style-name="Preformatted_20_Text"/>
      <text:p text:style-name="Preformatted_20_Text"/>
      <text:p text:style-name="P1">Group Name</text:p>
      <text:p text:style-name="Preformatted_20_Text"><text:tab/>The Bad Group</text:p>
      <text:p text:style-name="Preformatted_20_Text"/>
      <text:p text:style-name="Preformatted_20_Text">Individual functions</text:p>
      <text:p text:style-name="Preformatted_20_Text"><text:s/><text:tab/>BlobList<text:tab/><text:tab/>*getBlobList(int id); </text:p>
      <text:p text:style-name="Preformatted_20_Text"><text:tab/>int<text:tab/><text:tab/>isObstacleAhead(); </text:p>
      <text:p text:style-name="Preformatted_20_Text"><text:tab/>int<text:tab/><text:tab/>setEmittersIR(int); </text:p>
      <text:p text:style-name="Preformatted_20_Text"><text:tab/>int<text:tab/><text:tab/>getMessageIR(char *buf); </text:p>
      <text:p text:style-name="Preformatted_20_Text"><text:tab/>int<text:tab/><text:tab/>sendMessageIR(char const buf[]); </text:p>
      <text:p text:style-name="Preformatted_20_Text"/>
      <text:p text:style-name="Preformatted_20_Text"/>
      <text:p text:style-name="Preformatted_20_Text">Group description</text:p>
      <text:p text:style-name="Preformatted_20_Text"><text:tab/>Functions that have not been implemented or are to support obsolete capabilities.</text:p>
      <text:p text:style-name="Preformatted_20_Text"/>
      <text:p text:style-name="Preformatted_20_Text"/>
      <text:p text:style-name="Preformatted_20_Text">Example usage</text:p>
      <text:p text:style-name="Preformatted_20_Text"><text:tab/>Do not use!</text:p>
      <text:p text:style-name="Preformatted_20_Text"/>
      <text:p text:style-name="Preformatted_20_Text">BUGS</text:p>
      <text:p text:style-name="Preformatted_20_Text"><text:tab/>Yes</text:p>
      <text:p text:style-name="P1"/>
      <text:p text:style-name="Preformatted_20_Text"><text:s text:c="2"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5-08T13:59:58</dc:date>
    <meta:generator>OpenOffice.org/3.0$Linux OpenOffice.org_project/300m15$Build-9379</meta:generator>
    <meta:editing-duration>PT02H47M52S</meta:editing-duration>
    <meta:editing-cycles>5</meta:editing-cycles>
    <meta:document-statistic meta:table-count="0" meta:image-count="0" meta:object-count="0" meta:page-count="16" meta:paragraph-count="403" meta:word-count="1800" meta:character-count="13127"/>
    <meta:user-defined meta:name="Info 1"/>
    <meta:user-defined meta:name="Info 2"/>
    <meta:user-defined meta:name="Info 3"/>
    <meta:user-defined meta:name="Info 4"/>
  </office:meta>
</office:document-meta>
</file>